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Codec.decodeObjec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Codec.decodeArray( String tex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Codec.decodeObject( String tex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Codec.decodeObject( byte [ ] input ,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Codec.decode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